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071CCE5587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top"/>
    </style:style>
    <style:style style:name="gr9" style:family="graphic" style:parent-style-name="standard">
      <style:graphic-properties draw:stroke="none" svg:stroke-color="#000000" draw:fill="none" draw:fill-color="#ffffff" fo:min-height="0.569cm"/>
    </style:style>
    <style:style style:name="gr10" style:family="graphic" style:parent-style-name="objectwithoutfill">
      <style:graphic-properties draw:stroke="solid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1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909cm"/>
    </style:style>
    <style:style style:name="gr15" style:family="graphic" style:parent-style-name="standard">
      <style:graphic-properties draw:stroke="none" svg:stroke-color="#000000" draw:fill="none" draw:fill-color="#ffffff" fo:min-height="1.234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family="StratumNo1" style:font-pitch="variable" fo:font-size="22pt" style:font-size-asian="22pt" style:font-size-complex="2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family="StratumNo1" style:font-pitch="variable" fo:font-size="22pt" style:font-size-asian="22pt" style:font-size-complex="22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969cm" svg:height="1.778cm" svg:x="-2.015cm" svg:y="7.683cm">
          <draw:text-box>
            <text:p>Init (PID 1)</text:p>
          </draw:text-box>
        </draw:frame>
        <draw:custom-shape draw:style-name="gr2" draw:text-style-name="P2" draw:layer="layout" svg:width="4.191cm" svg:height="1.778cm" svg:x="-2.269cm" svg:y="8.826cm">
          <text:p text:style-name="P1"><text:span text:style-name="T1">Launch master</text:span></text:p>
          <text:p text:style-name="P1"><text:span text:style-name="T1">resta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4.572cm" svg:height="1.397cm" svg:x="3.7cm" svg:y="7.664cm">
          <draw:text-box>
            <text:p>s16.restartd</text:p>
          </draw:text-box>
        </draw:frame>
        <draw:custom-shape draw:style-name="gr2" draw:text-style-name="P3" draw:layer="layout" svg:width="4.191cm" svg:height="1.778cm" svg:x="3.431cm" svg:y="8.827cm">
          <text:p text:style-name="P1"><text:span text:style-name="T2">Launch master</text:span></text:p>
          <text:p text:style-name="P1"><text:span text:style-name="T2">service reposi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.922cm" svg:y1="9.696cm" svg:x2="3.446cm" svg:y2="9.696cm">
          <text:p/>
        </draw:line>
        <draw:frame draw:style-name="gr5" draw:text-style-name="P4" draw:layer="layout" svg:width="1.397cm" svg:height="1.27cm" svg:x="1.922cm" svg:y="8.934cm">
          <draw:text-box>
            <text:p><text:span text:style-name="T3">fork()</text:span></text:p>
          </draw:text-box>
        </draw:frame>
        <draw:frame draw:style-name="gr3" draw:layer="layout" svg:width="4.572cm" svg:height="1.397cm" svg:x="9.4cm" svg:y="7.666cm">
          <draw:text-box>
            <text:p>s16.configd</text:p>
          </draw:text-box>
        </draw:frame>
        <draw:custom-shape draw:style-name="gr2" draw:text-style-name="P3" draw:layer="layout" svg:width="4.191cm" svg:height="1.778cm" svg:x="9.131cm" svg:y="8.829cm">
          <text:p text:style-name="P1"><text:span text:style-name="T2">Launch svccfg to</text:span></text:p>
          <text:p text:style-name="P1"><text:span text:style-name="T2">load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7.622cm" svg:y1="9.698cm" svg:x2="9.146cm" svg:y2="9.698cm">
          <text:p/>
        </draw:line>
        <draw:frame draw:style-name="gr5" draw:text-style-name="P4" draw:layer="layout" svg:width="1.397cm" svg:height="1.27cm" svg:x="7.622cm" svg:y="8.936cm">
          <draw:text-box>
            <text:p><text:span text:style-name="T3">fork()</text:span></text:p>
          </draw:text-box>
        </draw:frame>
        <draw:frame draw:style-name="gr3" draw:layer="layout" svg:width="4.572cm" svg:height="1.397cm" svg:x="15.638cm" svg:y="7.664cm">
          <draw:text-box>
            <text:p>svccfg</text:p>
          </draw:text-box>
        </draw:frame>
        <draw:custom-shape draw:style-name="gr2" draw:text-style-name="P3" draw:layer="layout" svg:width="4.191cm" svg:height="1.778cm" svg:x="14.831cm" svg:y="8.831cm">
          <text:p text:style-name="P1"><text:span text:style-name="T2">Look for services</text:span></text:p>
          <text:p text:style-name="P1"><text:span text:style-name="T2">to 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3.322cm" svg:y1="9.7cm" svg:x2="14.846cm" svg:y2="9.7cm">
          <text:p/>
        </draw:line>
        <draw:frame draw:style-name="gr5" draw:text-style-name="P4" draw:layer="layout" svg:width="1.397cm" svg:height="1.27cm" svg:x="13.322cm" svg:y="8.938cm">
          <draw:text-box>
            <text:p><text:span text:style-name="T3">fork()</text:span></text:p>
          </draw:text-box>
        </draw:frame>
        <draw:custom-shape draw:style-name="gr2" draw:text-style-name="P3" draw:layer="layout" svg:width="4.191cm" svg:height="1.778cm" svg:x="14.831cm" svg:y="11.332cm">
          <text:p text:style-name="P1"><text:span text:style-name="T2">Install into</text:span></text:p>
          <text:p text:style-name="P1"><text:span text:style-name="T2">reposi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16.935cm" svg:y1="10.585cm" svg:x2="16.935cm" svg:y2="11.347cm">
          <text:p/>
        </draw:line>
        <draw:custom-shape draw:style-name="gr7" draw:text-style-name="P3" xml:id="id8" draw:id="id8" draw:layer="layout" svg:width="4.191cm" svg:height="2.938cm" svg:x="9.131cm" svg:y="11.33cm">
          <text:p text:style-name="P3"><text:span text:style-name="T2">Main loop</text:span></text:p>
          <text:p text:style-name="P3"><text:span text:style-name="T4">Service RPC requests</text:span></text:p>
          <text:p text:style-name="P3"><text:span text:style-name="T4">Broker RPC between</text:span></text:p>
          <text:p text:style-name="P3"><text:span text:style-name="T4">daemons; deliver</text:span></text:p>
          <text:p text:style-name="P3"><text:span text:style-name="T4">them events as</text:span></text:p>
          <text:p text:style-name="P3"><text:span text:style-name="T4">necess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11.066cm" svg:y1="10.585cm" svg:x2="11.066cm" svg:y2="11.347cm">
          <text:p/>
        </draw:line>
        <draw:line draw:style-name="gr8" draw:text-style-name="P1" draw:layer="layout" svg:x1="14.818cm" svg:y1="12.238cm" svg:x2="13.294cm" svg:y2="12.238cm">
          <text:p/>
        </draw:line>
        <draw:frame draw:style-name="gr9" draw:text-style-name="P4" draw:layer="layout" svg:width="1.397cm" svg:height="0.819cm" svg:x="13.446cm" svg:y="11.541cm">
          <draw:text-box>
            <text:p><text:span text:style-name="T3">RPC</text:span></text:p>
          </draw:text-box>
        </draw:frame>
        <draw:custom-shape draw:style-name="gr2" draw:text-style-name="P5" xml:id="id1" draw:id="id1" draw:layer="layout" svg:width="4.191cm" svg:height="1.778cm" svg:x="14.831cm" svg:y="13.733cm">
          <text:p text:style-name="P1"><text:span text:style-name="T5">Launch s16.svcorder;</text:span></text:p>
          <text:p text:style-name="P1"><text:span text:style-name="T5">Ask it to start default</text:span></text:p>
          <text:p text:style-name="P1"><text:span text:style-name="T5">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4.572cm" svg:height="1.397cm" svg:x="19.829cm" svg:y="7.664cm">
          <draw:text-box>
            <text:p>s16.svcorder</text:p>
          </draw:text-box>
        </draw:frame>
        <draw:custom-shape draw:style-name="gr2" draw:text-style-name="P6" xml:id="id2" draw:id="id2" draw:layer="layout" svg:width="4.191cm" svg:height="1.778cm" svg:x="19.831cm" svg:y="8.833cm">
          <text:p text:style-name="P1"><text:span text:style-name="T6">Identify order of</text:span></text:p>
          <text:p text:style-name="P1"><text:span text:style-name="T6">service star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draw:line-skew="-0.202cm" svg:x1="19.022cm" svg:y1="14.622cm" svg:x2="19.831cm" svg:y2="9.722cm" draw:start-shape="id1" draw:start-glue-point="7" draw:end-shape="id2" draw:end-glue-point="5" svg:d="M19022 14622h299l8-4900h502">
          <text:p/>
        </draw:connector>
        <draw:custom-shape draw:style-name="gr2" draw:text-style-name="P6" xml:id="id3" draw:id="id3" draw:layer="layout" svg:width="4.191cm" svg:height="1.778cm" svg:x="19.831cm" svg:y="11.334cm">
          <text:p text:style-name="P1"><text:span text:style-name="T6">Register to service</text:span></text:p>
          <text:p text:style-name="P1"><text:span text:style-name="T6">status events with</text:span></text:p>
          <text:p text:style-name="P1"><text:span text:style-name="T6">config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s" svg:x1="21.927cm" svg:y1="10.611cm" svg:x2="21.927cm" svg:y2="11.334cm" draw:start-shape="id2" draw:start-glue-point="6" draw:end-shape="id3" draw:end-glue-point="4" svg:d="M21927 10611v502-280 501">
          <text:p/>
        </draw:connector>
        <draw:line draw:style-name="gr6" draw:text-style-name="P1" draw:layer="layout" svg:x1="24.02cm" svg:y1="12.236cm" svg:x2="25.671cm" svg:y2="12.236cm">
          <text:p/>
        </draw:line>
        <draw:line draw:style-name="gr6" draw:text-style-name="P1" draw:layer="layout" svg:x1="25.671cm" svg:y1="12.236cm" svg:x2="25.638cm" svg:y2="20.05cm">
          <text:p/>
        </draw:line>
        <draw:line draw:style-name="gr6" draw:text-style-name="P1" draw:layer="layout" svg:x1="25.638cm" svg:y1="20.05cm" svg:x2="14.081cm" svg:y2="20.05cm">
          <text:p/>
        </draw:line>
        <draw:frame draw:style-name="gr11" draw:text-style-name="P7" draw:layer="layout" svg:width="1.497cm" svg:height="0.835cm" svg:x="19.483cm" svg:y="20.013cm">
          <draw:text-box>
            <text:p><text:span text:style-name="T6">RPC</text:span></text:p>
          </draw:text-box>
        </draw:frame>
        <draw:line draw:style-name="gr6" draw:text-style-name="P1" draw:layer="layout" svg:x1="14.081cm" svg:y1="20.05cm" svg:x2="14.081cm" svg:y2="13.878cm">
          <text:p/>
        </draw:line>
        <draw:line draw:style-name="gr4" draw:text-style-name="P1" draw:layer="layout" svg:x1="14.089cm" svg:y1="13.887cm" svg:x2="13.352cm" svg:y2="13.887cm">
          <text:p/>
        </draw:line>
        <draw:custom-shape draw:style-name="gr2" draw:text-style-name="P5" draw:layer="layout" svg:width="4.191cm" svg:height="1.028cm" svg:x="14.831cm" svg:y="16.034cm">
          <text:p text:style-name="P1"><text:span text:style-name="T5">Ex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16.908cm" svg:y1="15.538cm" svg:x2="16.908cm" svg:y2="16.046cm">
          <text:p/>
        </draw:line>
        <draw:custom-shape draw:style-name="gr2" draw:text-style-name="P8" draw:layer="layout" svg:width="4.191cm" svg:height="2.411cm" svg:x="19.831cm" svg:y="13.635cm">
          <text:p text:style-name="P1"><text:span text:style-name="T4">Get address of</text:span></text:p>
          <text:p text:style-name="P1"><text:span text:style-name="T4">saster service restarter</text:span></text:p>
          <text:p text:style-name="P1"><text:span text:style-name="T4">from configd;</text:span></text:p>
          <text:p text:style-name="P1"><text:span text:style-name="T4">Tell restarter to start</text:span></text:p>
          <text:p text:style-name="P1"><text:span text:style-name="T4">services, in or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91cm" svg:height="2.286cm" svg:x="19.829cm" svg:y="16.427cm">
          <text:p text:style-name="P1"><text:span text:style-name="T2">Main loop</text:span></text:p>
          <text:p text:style-name="P1"><text:span text:style-name="T3">Respond to service state</text:span></text:p>
          <text:p text:style-name="P1"><text:span text:style-name="T3">changes by starting or</text:span></text:p>
          <text:p text:style-name="P1"><text:span text:style-name="T3">stopping services </text:span></text:p>
          <text:p text:style-name="P1"><text:span text:style-name="T3">as necess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21.934cm" svg:y1="16.046cm" svg:x2="21.934cm" svg:y2="16.427cm">
          <text:p/>
        </draw:line>
        <draw:line draw:style-name="gr6" draw:text-style-name="P1" draw:layer="layout" svg:x1="21.888cm" svg:y1="13.125cm" svg:x2="21.888cm" svg:y2="13.633cm">
          <text:p/>
        </draw:line>
        <draw:custom-shape draw:style-name="gr7" draw:text-style-name="P3" xml:id="id7" draw:id="id7" draw:layer="layout" svg:width="4.191cm" svg:height="3.318cm" svg:x="3.446cm" svg:y="11.331cm">
          <text:p text:style-name="P1"><text:span text:style-name="T2">Main loop</text:span></text:p>
          <text:p text:style-name="P1"><text:span text:style-name="T4">Service RPC requests</text:span></text:p>
          <text:p text:style-name="P1"><text:span text:style-name="T4">Start and stop services</text:span></text:p>
          <text:p text:style-name="P1"><text:span text:style-name="T4">as requested</text:span></text:p>
          <text:p text:style-name="P1"><text:span text:style-name="T4">Supervise services</text:span></text:p>
          <text:p text:style-name="P1"><text:span text:style-name="T4">Keep configd up to date</text:span></text:p>
          <text:p text:style-name="P1"><text:span text:style-name="T4">with service 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5.478cm" svg:y1="10.585cm" svg:x2="5.478cm" svg:y2="11.347cm">
          <text:p/>
        </draw:line>
        <draw:line draw:style-name="gr4" draw:text-style-name="P1" draw:layer="layout" svg:x1="18.94cm" svg:y1="17.932cm" svg:x2="15.084cm" svg:y2="17.932cm">
          <text:p/>
        </draw:line>
        <draw:frame draw:style-name="gr12" draw:text-style-name="P9" draw:layer="layout" svg:width="5.413cm" svg:height="0.725cm" svg:x="14.056cm" svg:y="17.11cm">
          <draw:text-box>
            <text:p><text:span text:style-name="T5">RPC to restarterd, configd</text:span></text:p>
          </draw:text-box>
        </draw:frame>
        <draw:line draw:style-name="gr13" draw:text-style-name="P1" draw:layer="layout" svg:x1="19.829cm" svg:y1="15.03cm" svg:x2="19.448cm" svg:y2="15.03cm">
          <text:p/>
        </draw:line>
        <draw:line draw:style-name="gr6" draw:text-style-name="P1" draw:layer="layout" svg:x1="19.448cm" svg:y1="15.03cm" svg:x2="19.415cm" svg:y2="17.51cm">
          <text:p/>
        </draw:line>
        <draw:line draw:style-name="gr6" draw:text-style-name="P1" draw:layer="layout" svg:x1="19.796cm" svg:y1="17.237cm" svg:x2="18.94cm" svg:y2="17.932cm">
          <text:p/>
        </draw:line>
        <draw:frame draw:style-name="gr14" draw:text-style-name="P10" draw:layer="layout" svg:width="19.59cm" svg:height="2.159cm" svg:x="1cm" svg:y="4.937cm">
          <draw:text-box>
            <text:p text:style-name="P1"><text:span text:style-name="T7">This is a slightly simplified flowchart of the operation of System XVI at the higher level.</text:span></text:p>
          </draw:text-box>
        </draw:frame>
        <draw:custom-shape draw:style-name="gr2" draw:text-style-name="P2" xml:id="id5" draw:id="id5" draw:layer="layout" svg:width="3.429cm" svg:height="3.698cm" svg:x="3.821cm" svg:y="16.76cm">
          <text:p text:style-name="P1"><text:span text:style-name="T1">Delegat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xml:id="id4" draw:id="id4" draw:layer="layout" svg:width="4.191cm" svg:height="0.954cm" svg:x="3.446cm" svg:y="15.032cm">
          <text:p text:style-name="P1"><text:span text:style-name="T8">Service receiv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542cm" svg:y1="15.986cm" svg:x2="5.536cm" svg:y2="16.76cm" draw:start-shape="id4" draw:start-glue-point="6" draw:end-shape="id5" draw:end-glue-point="4" svg:d="M5542 15986v388h-6v386">
          <text:p/>
        </draw:connector>
        <draw:frame draw:style-name="gr3" draw:layer="layout" svg:width="4.572cm" svg:height="1.397cm" svg:x="-1.801cm" svg:y="16.666cm">
          <draw:text-box>
            <text:p>Delegate</text:p>
          </draw:text-box>
        </draw:frame>
        <draw:custom-shape draw:style-name="gr2" draw:text-style-name="P6" xml:id="id6" draw:id="id6" draw:layer="layout" svg:width="4.191cm" svg:height="1.778cm" svg:x="-2.37cm" svg:y="17.729cm">
          <text:p text:style-name="P1"><text:span text:style-name="T6">Run service;</text:span></text:p>
          <text:p text:style-name="P1"><text:span text:style-name="T6">Communicate </text:span></text:p>
          <text:p text:style-name="P1"><text:span text:style-name="T6">status to config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xml:id="id9" draw:id="id9" draw:layer="layout" svg:x1="3.821cm" svg:y1="18.609cm" svg:x2="1.821cm" svg:y2="18.618cm" draw:start-shape="id5" draw:start-glue-point="5" draw:end-shape="id6" draw:end-glue-point="7" svg:d="M3821 18609h-1000v9h-1000">
          <text:p/>
        </draw:connector>
        <draw:frame draw:style-name="gr15" draw:text-style-name="P4" draw:layer="layout" svg:width="1.397cm" svg:height="1.484cm" svg:x="2.778cm" svg:y="17.891cm">
          <draw:text-box>
            <text:p><text:span text:style-name="T3">Yes</text:span></text:p>
            <text:p><text:span text:style-name="T3"/></text:p>
            <text:p><text:span text:style-name="T3">fork()</text:span></text:p>
          </draw:text-box>
        </draw:frame>
        <draw:connector draw:style-name="gr4" draw:text-style-name="P1" draw:layer="layout" svg:x1="7.25cm" svg:y1="18.609cm" svg:x2="7.637cm" svg:y2="12.99cm" draw:start-shape="id5" draw:start-glue-point="7" draw:end-shape="id7" draw:end-glue-point="7" svg:d="M7250 18609h888v-5619h-501">
          <text:p/>
        </draw:connector>
        <draw:frame draw:style-name="gr15" draw:text-style-name="P4" draw:layer="layout" svg:width="0.987cm" svg:height="1.484cm" svg:x="7.125cm" svg:y="18.031cm">
          <draw:text-box>
            <text:p><text:span text:style-name="T3">No</text:span></text:p>
            <text:p><text:span text:style-name="T3"/></text:p>
            <text:p><text:span text:style-name="T3"/></text:p>
          </draw:text-box>
        </draw:frame>
        <draw:custom-shape draw:style-name="gr2" draw:text-style-name="P2" draw:layer="layout" svg:width="4.191cm" svg:height="1.778cm" svg:x="-2.269cm" svg:y="11.327cm">
          <text:p text:style-name="P1"><text:span text:style-name="T1">Reap</text:span></text:p>
          <text:p text:style-name="P1"><text:span text:style-name="T6">PID 1 need do</text:span></text:p>
          <text:p text:style-name="P1"><text:span text:style-name="T6">no m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-0.122cm" svg:y1="10.585cm" svg:x2="-0.122cm" svg:y2="11.347cm">
          <text:p/>
        </draw:line>
        <draw:frame draw:style-name="gr16" draw:text-style-name="P11" draw:layer="layout" svg:width="2.54cm" svg:height="1.016cm" svg:x="3.921cm" svg:y="21.066cm">
          <draw:text-box>
            <text:p text:style-name="P1"><text:span text:style-name="T8">RPC</text:span></text:p>
          </draw:text-box>
        </draw:frame>
        <draw:connector draw:style-name="gr4" draw:text-style-name="P1" draw:layer="layout" draw:line-skew="1.057cm" svg:x1="-0.274cm" svg:y1="19.507cm" svg:x2="11.226cm" svg:y2="14.268cm" draw:start-shape="id6" draw:start-glue-point="6" draw:end-shape="id8" svg:d="M-274 19507v1559h11500v-6798">
          <text:p/>
        </draw:connector>
        <draw:frame draw:style-name="gr17" draw:text-style-name="P9" draw:layer="layout" svg:width="1.569cm" svg:height="0.725cm" svg:x="18.018cm" svg:y="10.652cm">
          <draw:text-box>
            <text:p><text:span text:style-name="T5">fork()</text:span></text:p>
          </draw:text-box>
        </draw:frame>
        <draw:line draw:style-name="gr6" draw:text-style-name="P1" draw:layer="layout" svg:x1="16.875cm" svg:y1="13.065cm" svg:x2="16.875cm" svg:y2="13.7cm">
          <text:p/>
        </draw:line>
        <draw:connector draw:style-name="gr4" draw:text-style-name="P1" draw:layer="layout" svg:x1="2.821cm" svg:y1="18.613cm" svg:x2="3.446cm" svg:y2="12.99cm" draw:start-shape="id9" draw:start-glue-point="0" draw:end-shape="id7" draw:end-glue-point="5" svg:d="M2821 18613v-5623h625">
          <text:p/>
        </draw:connector>
        <draw:line draw:style-name="gr4" draw:text-style-name="P1" draw:layer="layout" svg:x1="7.604cm" svg:y1="12.176cm" svg:x2="9.128cm" svg:y2="12.176cm">
          <text:p/>
        </draw:line>
        <draw:frame draw:style-name="gr18" draw:text-style-name="P9" draw:layer="layout" svg:width="1.397cm" svg:height="0.725cm" svg:x="7.604cm" svg:y="11.451cm">
          <draw:text-box>
            <text:p><text:span text:style-name="T5">RPC</text:span></text:p>
          </draw:text-box>
        </draw:frame>
        <draw:line draw:style-name="gr6" draw:text-style-name="P1" draw:layer="layout" svg:x1="5.572cm" svg:y1="14.665cm" svg:x2="5.572cm" svg:y2="15.019cm">
          <text:p/>
        </draw:line>
        <draw:line draw:style-name="gr4" draw:text-style-name="P1" draw:layer="layout" svg:x1="15.605cm" svg:y1="18.453cm" svg:x2="19.796cm" svg:y2="18.453cm">
          <text:p/>
        </draw:line>
        <draw:frame draw:style-name="gr19" draw:text-style-name="P9" draw:layer="layout" svg:width="3.88cm" svg:height="1.199cm" svg:x="15.657cm" svg:y="18.411cm">
          <draw:text-box>
            <text:p><text:span text:style-name="T5">RPC notifications </text:span></text:p>
            <text:p><text:span text:style-name="T5">from configd</text:span></text:p>
          </draw:text-box>
        </draw:frame>
        <draw:line draw:style-name="gr4" draw:text-style-name="P1" draw:layer="layout" svg:x1="12.557cm" svg:y1="14.335cm" svg:x2="12.557cm" svg:y2="21.447cm">
          <text:p/>
        </draw:line>
        <draw:frame draw:style-name="gr20" draw:text-style-name="P9" draw:layer="layout" svg:width="5.578cm" svg:height="0.725cm" svg:x="9.814cm" svg:y="21.528cm">
          <draw:text-box>
            <text:p><text:span text:style-name="T5">Notifications to subscrib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25800000071CCE5587C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9T00:58:41</meta:creation-date>
    <meta:editing-duration>P0D</meta:editing-duration>
    <meta:editing-cycles>1</meta:editing-cycles>
    <meta:generator>OpenOffice/4.1.1$FreeBSD/amd64 OpenOffice.org_project/411m6$Build-9775</meta:generator>
    <meta:document-statistic meta:object-count="69"/>
  </office:meta>
</office:document-meta>
</file>